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116bba" officeooo:paragraph-rsid="00116bba" style:font-size-asian="20pt" style:font-weight-asian="normal" style:font-size-complex="20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16bba" officeooo:paragraph-rsid="00116bba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e2e4eb" officeooo:paragraph-rsid="00e2e4eb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414b1f" officeooo:paragraph-rsid="00414b1f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4d98cf" officeooo:paragraph-rsid="004d98cf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426655" officeooo:paragraph-rsid="0050b7a6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16bba" officeooo:paragraph-rsid="00116bba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16bba" officeooo:paragraph-rsid="00123065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1586e" officeooo:paragraph-rsid="00271c20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ce1cc" officeooo:paragraph-rsid="00323db9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3a7b0a" officeooo:paragraph-rsid="00116bba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368d9" officeooo:paragraph-rsid="005368d9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16bba" officeooo:paragraph-rsid="00116bba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16bba" officeooo:paragraph-rsid="001c41f3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16bba" officeooo:paragraph-rsid="001fe08c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16bba" officeooo:paragraph-rsid="00271c20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16bba" officeooo:paragraph-rsid="0034347a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16bba" officeooo:paragraph-rsid="0058d5ef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76a24" officeooo:paragraph-rsid="00176a24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76a24" officeooo:paragraph-rsid="00116bba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b1a4c" officeooo:paragraph-rsid="0055c2b6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17f62" officeooo:paragraph-rsid="00116bba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17f62" officeooo:paragraph-rsid="0034347a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bd547" officeooo:paragraph-rsid="0058d5ef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53426" officeooo:paragraph-rsid="0034347a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5b2ff" officeooo:paragraph-rsid="0034347a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8f922" officeooo:paragraph-rsid="0058f922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a067c" officeooo:paragraph-rsid="005c303c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c303c" officeooo:paragraph-rsid="005c303c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c303c" officeooo:paragraph-rsid="006fa896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dc54b" officeooo:paragraph-rsid="005dc54b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68bc8c" officeooo:paragraph-rsid="0068bc8c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66c07c" officeooo:paragraph-rsid="005dc54b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7ebe9e" officeooo:paragraph-rsid="007ebe9e" style:font-size-asian="14pt" style:font-weight-asian="normal" style:font-size-complex="14pt" style:font-weight-complex="normal"/>
    </style:style>
    <style:style style:name="P35" style:family="paragraph" style:parent-style-name="Standard">
      <style:text-properties fo:font-size="14pt" officeooo:rsid="000b1a4c" officeooo:paragraph-rsid="0055c2b6" style:font-size-asian="14pt" style:font-size-complex="14pt"/>
    </style:style>
    <style:style style:name="P36" style:family="paragraph" style:parent-style-name="Standard">
      <style:text-properties fo:font-size="14pt" officeooo:rsid="000c70a9" officeooo:paragraph-rsid="0055c2b6" style:font-size-asian="14pt" style:font-size-complex="14pt"/>
    </style:style>
    <style:style style:name="P37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17f62" officeooo:paragraph-rsid="00123065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58f922" officeooo:paragraph-rsid="0058f922" style:font-size-asian="14pt" style:font-weight-asian="bold" style:font-size-complex="14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7a672a" officeooo:paragraph-rsid="007a672a" style:font-size-asian="14pt" style:font-weight-asian="bold" style:font-size-complex="14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3da018" officeooo:paragraph-rsid="003da018" style:font-size-asian="12.25pt" style:font-weight-asian="bold" style:font-size-complex="14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55c2b6" officeooo:paragraph-rsid="0055c2b6" style:font-size-asian="12.25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16bba" officeooo:paragraph-rsid="00116bba" style:font-size-asian="14pt" style:font-weight-asian="normal" style:font-size-complex="16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16bba" officeooo:paragraph-rsid="00123065" style:font-size-asian="14pt" style:font-weight-asian="normal" style:font-size-complex="16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16bba" officeooo:paragraph-rsid="00323db9" style:font-size-asian="14pt" style:font-weight-asian="normal" style:font-size-complex="16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16bba" officeooo:paragraph-rsid="0034347a" style:font-size-asian="14pt" style:font-weight-asian="normal" style:font-size-complex="16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16bba" officeooo:paragraph-rsid="00116bba" style:font-size-asian="14pt" style:font-weight-asian="bold" style:font-size-complex="16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16bba" officeooo:paragraph-rsid="00e45d4c" style:font-size-asian="14pt" style:font-weight-asian="bold" style:font-size-complex="16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3da018" officeooo:paragraph-rsid="003da018" style:font-size-asian="14pt" style:font-weight-asian="bold" style:font-size-complex="16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414b1f" officeooo:paragraph-rsid="00414b1f" style:font-size-asian="14pt" style:font-weight-asian="bold" style:font-size-complex="16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414b1f" officeooo:paragraph-rsid="00e45d4c" style:font-size-asian="14pt" style:font-weight-asian="bold" style:font-size-complex="16pt" style:font-weight-complex="bold"/>
    </style:style>
    <style:style style:name="P5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414b1f" officeooo:paragraph-rsid="00116bba" style:font-size-asian="14pt" style:font-weight-asian="bold" style:font-size-complex="16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58f922" officeooo:paragraph-rsid="0058f922" style:font-size-asian="16pt" style:font-weight-asian="bold" style:font-size-complex="16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58f922" officeooo:paragraph-rsid="00ea8fda" style:font-size-asian="16pt" style:font-weight-asian="bold" style:font-size-complex="16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3da018" officeooo:paragraph-rsid="00e45d4c" style:font-size-asian="16pt" style:font-weight-asian="bold" style:font-size-complex="16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7a672a" officeooo:paragraph-rsid="00ea8fda" style:font-size-asian="16pt" style:font-weight-asian="bold" style:font-size-complex="16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normal" officeooo:rsid="00116bba" officeooo:paragraph-rsid="00e45d4c" style:font-size-asian="16pt" style:font-weight-asian="normal" style:font-size-complex="16pt" style:font-weight-complex="normal"/>
    </style:style>
    <style:style style:name="P57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fo:font-weight="bold" officeooo:rsid="00116bba" officeooo:paragraph-rsid="00116bba" style:font-size-asian="28pt" style:font-weight-asian="bold" style:font-size-complex="28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66321" officeooo:paragraph-rsid="0050b7a6" style:font-size-asian="12.25pt" style:font-weight-asian="normal" style:font-size-complex="14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76a24" officeooo:paragraph-rsid="0034347a" style:font-size-asian="12.25pt" style:font-weight-asian="normal" style:font-size-complex="14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3a7b0a" officeooo:paragraph-rsid="00116bba" style:font-size-asian="12.25pt" style:font-weight-asian="normal" style:font-size-complex="14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5c2b6" officeooo:paragraph-rsid="005368d9" style:font-size-asian="12.25pt" style:font-weight-asian="normal" style:font-size-complex="14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b1a4c" officeooo:paragraph-rsid="0055c2b6" style:font-size-asian="14pt" style:font-weight-asian="normal" style:font-size-complex="14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b1a4c" officeooo:paragraph-rsid="00fc5034" style:font-size-asian="14pt" style:font-weight-asian="normal" style:font-size-complex="14pt" style:font-weight-complex="normal"/>
    </style:style>
    <style:style style:name="P64" style:family="paragraph" style:parent-style-name="Standard">
      <style:text-properties fo:font-size="14pt" officeooo:rsid="000b1a4c" officeooo:paragraph-rsid="00fb80b3" style:font-size-asian="14pt" style:font-size-complex="14pt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officeooo:rsid="00176a24" style:font-size-asian="12.25pt" style:font-size-complex="14pt"/>
    </style:style>
    <style:style style:name="T3" style:family="text">
      <style:text-properties fo:font-size="14pt" officeooo:rsid="002ce1cc" style:font-size-asian="12.25pt" style:font-size-complex="14pt"/>
    </style:style>
    <style:style style:name="T4" style:family="text">
      <style:text-properties fo:font-size="14pt" officeooo:rsid="0030f671" style:font-size-asian="12.25pt" style:font-size-complex="14pt"/>
    </style:style>
    <style:style style:name="T5" style:family="text">
      <style:text-properties fo:font-size="14pt" officeooo:rsid="00394527" style:font-size-asian="12.25pt" style:font-size-complex="14pt"/>
    </style:style>
    <style:style style:name="T6" style:family="text">
      <style:text-properties fo:font-size="14pt" officeooo:rsid="003a7b0a" style:font-size-asian="12.25pt" style:font-size-complex="14pt"/>
    </style:style>
    <style:style style:name="T7" style:family="text">
      <style:text-properties fo:font-size="14pt" officeooo:rsid="00414b1f" style:font-size-asian="12.25pt" style:font-size-complex="14pt"/>
    </style:style>
    <style:style style:name="T8" style:family="text">
      <style:text-properties fo:font-size="14pt" officeooo:rsid="0085deea" style:font-size-asian="12.25pt" style:font-size-complex="14pt"/>
    </style:style>
    <style:style style:name="T9" style:family="text">
      <style:text-properties fo:font-size="14pt" officeooo:rsid="00918fbd" style:font-size-asian="12.25pt" style:font-size-complex="14pt"/>
    </style:style>
    <style:style style:name="T10" style:family="text">
      <style:text-properties fo:font-size="14pt" officeooo:rsid="0094473d" style:font-size-asian="12.25pt" style:font-size-complex="14pt"/>
    </style:style>
    <style:style style:name="T11" style:family="text">
      <style:text-properties fo:font-size="14pt" officeooo:rsid="00b01dcd" style:font-size-asian="12.25pt" style:font-size-complex="14pt"/>
    </style:style>
    <style:style style:name="T12" style:family="text">
      <style:text-properties fo:font-size="14pt" officeooo:rsid="00b160ba" style:font-size-asian="12.25pt" style:font-size-complex="14pt"/>
    </style:style>
    <style:style style:name="T13" style:family="text">
      <style:text-properties fo:font-size="14pt" officeooo:rsid="00d2daff" style:font-size-asian="12.25pt" style:font-size-complex="14pt"/>
    </style:style>
    <style:style style:name="T14" style:family="text">
      <style:text-properties fo:font-size="14pt" officeooo:rsid="00d41ccb" style:font-size-asian="12.25pt" style:font-size-complex="14pt"/>
    </style:style>
    <style:style style:name="T15" style:family="text">
      <style:text-properties fo:font-size="14pt" officeooo:rsid="00d49287" style:font-size-asian="12.25pt" style:font-size-complex="14pt"/>
    </style:style>
    <style:style style:name="T16" style:family="text">
      <style:text-properties fo:font-size="14pt" officeooo:rsid="00d737f4" style:font-size-asian="12.25pt" style:font-size-complex="14pt"/>
    </style:style>
    <style:style style:name="T17" style:family="text">
      <style:text-properties fo:font-size="14pt" officeooo:rsid="00f8e519" style:font-size-asian="12.25pt" style:font-size-complex="14pt"/>
    </style:style>
    <style:style style:name="T18" style:family="text">
      <style:text-properties fo:font-size="14pt" officeooo:rsid="00f9d06f" style:font-size-asian="12.25pt" style:font-size-complex="14pt"/>
    </style:style>
    <style:style style:name="T19" style:family="text">
      <style:text-properties fo:font-size="14pt" officeooo:rsid="00fa5f74" style:font-size-asian="12.25pt" style:font-size-complex="14pt"/>
    </style:style>
    <style:style style:name="T20" style:family="text">
      <style:text-properties fo:font-size="14pt" style:text-underline-style="solid" style:text-underline-width="auto" style:text-underline-color="font-color" style:font-size-asian="12.25pt" style:font-size-complex="14pt"/>
    </style:style>
    <style:style style:name="T21" style:family="text">
      <style:text-properties fo:font-size="14pt" style:text-underline-style="solid" style:text-underline-width="auto" style:text-underline-color="font-color" officeooo:rsid="00117f62" style:font-size-asian="12.25pt" style:font-size-complex="14pt"/>
    </style:style>
    <style:style style:name="T22" style:family="text">
      <style:text-properties fo:font-size="14pt" style:text-underline-style="solid" style:text-underline-width="auto" style:text-underline-color="font-color" officeooo:rsid="0035ad43" style:font-size-asian="12.25pt" style:font-size-complex="14pt"/>
    </style:style>
    <style:style style:name="T23" style:family="text">
      <style:text-properties fo:font-size="14pt" officeooo:rsid="00117f62" style:font-size-complex="14pt"/>
    </style:style>
    <style:style style:name="T24" style:family="text">
      <style:text-properties fo:font-size="14pt" officeooo:rsid="00882056" style:font-size-complex="14pt"/>
    </style:style>
    <style:style style:name="T25" style:family="text">
      <style:text-properties officeooo:rsid="001c41f3"/>
    </style:style>
    <style:style style:name="T26" style:family="text">
      <style:text-properties officeooo:rsid="001fe08c"/>
    </style:style>
    <style:style style:name="T27" style:family="text">
      <style:text-properties officeooo:rsid="0023f9a1"/>
    </style:style>
    <style:style style:name="T28" style:family="text">
      <style:text-properties officeooo:rsid="00240e35"/>
    </style:style>
    <style:style style:name="T29" style:family="text">
      <style:text-properties officeooo:rsid="00394527"/>
    </style:style>
    <style:style style:name="T30" style:family="text">
      <style:text-properties officeooo:rsid="00414b1f"/>
    </style:style>
    <style:style style:name="T31" style:family="text">
      <style:text-properties officeooo:rsid="00426655"/>
    </style:style>
    <style:style style:name="T32" style:family="text">
      <style:text-properties officeooo:rsid="004ea487"/>
    </style:style>
    <style:style style:name="T33" style:family="text">
      <style:text-properties officeooo:rsid="0017f567"/>
    </style:style>
    <style:style style:name="T34" style:family="text">
      <style:text-properties officeooo:rsid="001158d4"/>
    </style:style>
    <style:style style:name="T35" style:family="text">
      <style:text-properties officeooo:rsid="000c70a9"/>
    </style:style>
    <style:style style:name="T36" style:family="text">
      <style:text-properties officeooo:rsid="000ddcf1"/>
    </style:style>
    <style:style style:name="T37" style:family="text">
      <style:text-properties officeooo:rsid="00120837"/>
    </style:style>
    <style:style style:name="T38" style:family="text">
      <style:text-properties officeooo:rsid="000e5d38"/>
    </style:style>
    <style:style style:name="T39" style:family="text">
      <style:text-properties officeooo:rsid="00149737"/>
    </style:style>
    <style:style style:name="T40" style:family="text">
      <style:text-properties officeooo:rsid="00577de4"/>
    </style:style>
    <style:style style:name="T41" style:family="text">
      <style:text-properties officeooo:rsid="005f7a8a"/>
    </style:style>
    <style:style style:name="T42" style:family="text">
      <style:text-properties officeooo:rsid="005f98bb"/>
    </style:style>
    <style:style style:name="T43" style:family="text">
      <style:text-properties officeooo:rsid="00699e1a"/>
    </style:style>
    <style:style style:name="T44" style:family="text">
      <style:text-properties officeooo:rsid="006af8be"/>
    </style:style>
    <style:style style:name="T45" style:family="text">
      <style:text-properties officeooo:rsid="006fa896"/>
    </style:style>
    <style:style style:name="T46" style:family="text">
      <style:text-properties officeooo:rsid="00721ab8"/>
    </style:style>
    <style:style style:name="T47" style:family="text">
      <style:text-properties officeooo:rsid="007792ba"/>
    </style:style>
    <style:style style:name="T48" style:family="text">
      <style:text-properties officeooo:rsid="007ab3c6"/>
    </style:style>
    <style:style style:name="T49" style:family="text">
      <style:text-properties officeooo:rsid="007ebe9e"/>
    </style:style>
    <style:style style:name="T50" style:family="text">
      <style:text-properties officeooo:rsid="007efdee"/>
    </style:style>
    <style:style style:name="T51" style:family="text">
      <style:text-properties officeooo:rsid="00827f87"/>
    </style:style>
    <style:style style:name="T52" style:family="text">
      <style:text-properties officeooo:rsid="00832e9d"/>
    </style:style>
    <style:style style:name="T53" style:family="text">
      <style:text-properties officeooo:rsid="0083f77a"/>
    </style:style>
    <style:style style:name="T54" style:family="text">
      <style:text-properties officeooo:rsid="00875885"/>
    </style:style>
    <style:style style:name="T55" style:family="text">
      <style:text-properties officeooo:rsid="00896b38"/>
    </style:style>
    <style:style style:name="T56" style:family="text">
      <style:text-properties officeooo:rsid="0089af26"/>
    </style:style>
    <style:style style:name="T57" style:family="text">
      <style:text-properties officeooo:rsid="009a9867"/>
    </style:style>
    <style:style style:name="T58" style:family="text">
      <style:text-properties officeooo:rsid="009f381e"/>
    </style:style>
    <style:style style:name="T59" style:family="text">
      <style:text-properties officeooo:rsid="00a5216d"/>
    </style:style>
    <style:style style:name="T60" style:family="text">
      <style:text-properties officeooo:rsid="00a7eb32"/>
    </style:style>
    <style:style style:name="T61" style:family="text">
      <style:text-properties officeooo:rsid="00a9a5e2"/>
    </style:style>
    <style:style style:name="T62" style:family="text">
      <style:text-properties officeooo:rsid="00ab9db8"/>
    </style:style>
    <style:style style:name="T63" style:family="text">
      <style:text-properties officeooo:rsid="00adc0bd"/>
    </style:style>
    <style:style style:name="T64" style:family="text">
      <style:text-properties officeooo:rsid="00b21062"/>
    </style:style>
    <style:style style:name="T65" style:family="text">
      <style:text-properties officeooo:rsid="00b2cb76"/>
    </style:style>
    <style:style style:name="T66" style:family="text">
      <style:text-properties officeooo:rsid="00b363e7"/>
    </style:style>
    <style:style style:name="T67" style:family="text">
      <style:text-properties officeooo:rsid="00b412b3"/>
    </style:style>
    <style:style style:name="T68" style:family="text">
      <style:text-properties officeooo:rsid="00b4487e"/>
    </style:style>
    <style:style style:name="T69" style:family="text">
      <style:text-properties officeooo:rsid="00b9aecf"/>
    </style:style>
    <style:style style:name="T70" style:family="text">
      <style:text-properties officeooo:rsid="00c1a643"/>
    </style:style>
    <style:style style:name="T71" style:family="text">
      <style:text-properties officeooo:rsid="00c1ec65"/>
    </style:style>
    <style:style style:name="T72" style:family="text">
      <style:text-properties officeooo:rsid="00c271de"/>
    </style:style>
    <style:style style:name="T73" style:family="text">
      <style:text-properties officeooo:rsid="00c5b090"/>
    </style:style>
    <style:style style:name="T74" style:family="text">
      <style:text-properties officeooo:rsid="00c5c665"/>
    </style:style>
    <style:style style:name="T75" style:family="text">
      <style:text-properties officeooo:rsid="00c8170d"/>
    </style:style>
    <style:style style:name="T76" style:family="text">
      <style:text-properties officeooo:rsid="00caf5c1"/>
    </style:style>
    <style:style style:name="T77" style:family="text">
      <style:text-properties officeooo:rsid="00ccd4b7"/>
    </style:style>
    <style:style style:name="T78" style:family="text">
      <style:text-properties officeooo:rsid="00ce7914"/>
    </style:style>
    <style:style style:name="T79" style:family="text">
      <style:text-properties style:text-underline-style="none"/>
    </style:style>
    <style:style style:name="T80" style:family="text">
      <style:text-properties style:text-underline-style="none" officeooo:rsid="00117f62"/>
    </style:style>
    <style:style style:name="T81" style:family="text">
      <style:text-properties style:text-underline-style="none" officeooo:rsid="0035ad43"/>
    </style:style>
    <style:style style:name="T82" style:family="text">
      <style:text-properties officeooo:rsid="003a7b0a"/>
    </style:style>
    <style:style style:name="T83" style:family="text">
      <style:text-properties officeooo:rsid="00117f62"/>
    </style:style>
    <style:style style:name="T84" style:family="text">
      <style:text-properties officeooo:rsid="0035ad43"/>
    </style:style>
    <style:style style:name="T85" style:family="text">
      <style:text-properties officeooo:rsid="00eef42d"/>
    </style:style>
    <style:style style:name="T86" style:family="text">
      <style:text-properties officeooo:rsid="00eef4f6"/>
    </style:style>
    <style:style style:name="T87" style:family="text">
      <style:text-properties officeooo:rsid="00f1bea3"/>
    </style:style>
    <style:style style:name="T88" style:family="text">
      <style:text-properties officeooo:rsid="00f63f15"/>
    </style:style>
    <style:style style:name="T89" style:family="text">
      <style:text-properties officeooo:rsid="00f7dec0"/>
    </style:style>
    <style:style style:name="T90" style:family="text">
      <style:text-properties officeooo:rsid="00fc5034"/>
    </style:style>
    <style:style style:name="T91" style:family="text">
      <style:text-properties officeooo:rsid="00fd231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7">Analyse détaillée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text:soft-page-break/></text:p>
      <text:p text:style-name="P51"/>
      <text:p text:style-name="P3">SOMMAIRE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0">I/ Outils informatique<text:span text:style-name="T51">s</text:span> utilisé<text:span text:style-name="T52">s</text:span></text:p>
      <text:p text:style-name="P47">I<text:span text:style-name="T30">I</text:span> / Interface utilisateur</text:p>
      <text:p text:style-name="P56"><text:span text:style-name="T79"><text:tab/></text:span>A/ Accueil</text:p>
      <text:p text:style-name="P56"><text:span text:style-name="T79"><text:tab/></text:span>B/ Configuration</text:p>
      <text:p text:style-name="P56"><text:span text:style-name="T80"><text:tab/></text:span><text:span text:style-name="T83">C/ Gestion</text:span></text:p>
      <text:p text:style-name="P56"><text:span text:style-name="T81"><text:tab/></text:span><text:span text:style-name="T84">D/ Analyse</text:span></text:p>
      <text:p text:style-name="P54"><text:span text:style-name="T82">I</text:span>I<text:span text:style-name="T30">I</text:span>/ Persistance des données</text:p>
      <text:p text:style-name="P55">IV/ Générations aléatoire des données des <text:span text:style-name="T89">sondes</text:span> <text:span text:style-name="T48">par zone</text:span> </text:p>
      <text:p text:style-name="P53">V / Gestion du temps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text:soft-page-break/></text:p>
      <text:p text:style-name="P49">I/ Outils informatique<text:span text:style-name="T51">s</text:span> utilisé<text:span text:style-name="T52">s</text:span></text:p>
      <text:p text:style-name="P1"/>
      <text:p text:style-name="P58"/>
      <text:p text:style-name="P5"/>
      <text:p text:style-name="P4"/>
      <text:p text:style-name="P46">I<text:span text:style-name="T30">I</text:span> / Interface utilisateur</text:p>
      <text:p text:style-name="P46"/>
      <text:p text:style-name="P42"><text:tab/><text:span text:style-name="T1">Pour répondre au besoin, l’interface utilisateur créé sera décomposé</text:span><text:span text:style-name="T8">e</text:span></text:p>
      <text:p text:style-name="P7">en 4 parties :</text:p>
      <text:p text:style-name="P7"/>
      <text:p text:style-name="P42"><text:span text:style-name="T1"><text:tab/></text:span><text:span text:style-name="T20">A/ Accueil</text:span></text:p>
      <text:p text:style-name="P7"><text:tab/></text:p>
      <text:p text:style-name="P7"><text:tab/><text:tab/>La page principal<text:span text:style-name="T54">e</text:span> du logiciel, elle permet de se diriger vers les 3 autres <text:tab/>parties. </text:p>
      <text:p text:style-name="P7"><text:tab/>Elle est composée du nom du logiciel, et de 3 boutons, un pour chaque partie.</text:p>
      <text:p text:style-name="P7"/>
      <text:p text:style-name="P42"><text:span text:style-name="T1"><text:tab/></text:span><text:span text:style-name="T20">B/ Configuration</text:span></text:p>
      <text:p text:style-name="P7"><text:tab/><text:tab/></text:p>
      <text:p text:style-name="P42"><text:span text:style-name="T1"><text:tab/><text:tab/></text:span><text:span text:style-name="T23">C’est dans cette partie que l’utilisateur va pouvoir gérer les informations <text:tab/>lié</text:span><text:span text:style-name="T24">es</text:span><text:span text:style-name="T23"> au parc. C’est-à-dire pouvoir ajouter / modifier / supprimer / afficher les <text:tab/>zones, personnes responsables, végétaux, et types d’alerte.</text:span></text:p>
      <text:p text:style-name="P13"/>
      <text:p text:style-name="P22"><text:tab/>Pour ce qui est des zones, l’utilisateur pourra définir :</text:p>
      <text:p text:style-name="P20"><text:tab/><text:tab/>- le nom</text:p>
      <text:p text:style-name="P20"><text:tab/><text:tab/>- la description</text:p>
      <text:p text:style-name="P20"><text:tab/><text:tab/>- les végétaux la composant ( ils doivent avoir été préalablement <text:tab/><text:tab/><text:tab/> <text:s/>enregistr<text:span text:style-name="T55">é</text:span> dans le logiciel)</text:p>
      <text:p text:style-name="P19"><text:tab/><text:tab/>- les personnes responsable<text:span text:style-name="T56">s</text:span> de la zone( parmi ceux déjà enregistrés)</text:p>
      <text:p text:style-name="P13"><text:tab/></text:p>
      <text:p text:style-name="P18"><text:tab/></text:p>
      <text:p text:style-name="P24"/>
      <text:p text:style-name="P24"/>
      <text:p text:style-name="P24"><text:tab/>Pour la partie des personnes responsables l’utilisateur pourra définir :</text:p>
      <text:p text:style-name="P14"><text:tab/><text:tab/>- <text:span text:style-name="T25">le nom</text:span></text:p>
      <text:p text:style-name="P14"><text:tab/><text:tab/>- <text:span text:style-name="T25">le prénom</text:span></text:p>
      <text:p text:style-name="P15"><text:tab/><text:tab/>- <text:span text:style-name="T25">l’adresse émail</text:span></text:p>
      <text:p text:style-name="P15"><text:tab/></text:p>
      <text:p text:style-name="P15"><text:tab/><text:span text:style-name="T26">Pour la partie concernant les végétaux l’utilisateur devra avoir la <text:tab/>possibilité d’ajouter les espèces végétales et les végétaux.</text:span></text:p>
      <text:p text:style-name="P15"/>
      <text:p text:style-name="P15"><text:tab/><text:span text:style-name="T27">Pour les espèces végétales, il aura la possibilité de définir le nom et la <text:tab/>description de l’espèce végétale.</text:span></text:p>
      <text:p text:style-name="P15"/>
      <text:p text:style-name="P16"><text:soft-page-break/><text:tab/><text:span text:style-name="T28">Pour ce qui est des végétaux, il faudra que l’utilisateur puisse renseigner <text:tab/>l’espèce végétal , qui sera préalablement déjà ajoutée dans le logiciel, mais <text:tab/>aussi le nom et une description du végétal.</text:span></text:p>
      <text:p text:style-name="P9"><text:tab/></text:p>
      <text:p text:style-name="P43"><text:span text:style-name="T1"><text:tab/></text:span><text:span text:style-name="T3">L’utilisateur a aussi la possibilité </text:span><text:span text:style-name="T9">de </text:span><text:span text:style-name="T3">définir des messages d’alertes en <text:tab/>définissant des types d’alerte correspondant à un</text:span><text:span text:style-name="T17">e sonde</text:span><text:span text:style-name="T3"> d’une zone </text:span><text:span text:style-name="T13">précise</text:span><text:span text:style-name="T3">.</text:span></text:p>
      <text:p text:style-name="P10"><text:tab/></text:p>
      <text:p text:style-name="P44"><text:span text:style-name="T3"><text:tab/></text:span><text:span text:style-name="T4">Il devra alors pouvoir définir dans cette page, la zone concerné , l</text:span><text:span text:style-name="T18">a sonde</text:span><text:span text:style-name="T4"> </text:span><text:span text:style-name="T19">de <text:tab/>celle-ci</text:span><text:span text:style-name="T4">, le message d’alerte qui sera envoyé, </text:span><text:span text:style-name="T14">et</text:span><text:span text:style-name="T4"> si la donnée doit être inférieur</text:span><text:span text:style-name="T15">e</text:span><text:span text:style-name="T4"> <text:tab/>ou supérieur</text:span><text:span text:style-name="T16">e</text:span><text:span text:style-name="T4"> à la donnée attendu</text:span><text:span text:style-name="T10">e</text:span><text:span text:style-name="T4">.</text:span></text:p>
      <text:p text:style-name="P8"/>
      <text:p text:style-name="P43"><text:span text:style-name="T1"><text:tab/></text:span><text:span text:style-name="T21">C/ Gestion</text:span></text:p>
      <text:p text:style-name="P37"/>
      <text:p text:style-name="P23"><text:tab/><text:tab/>Dans cette partie l’utilisateur va pouvoir, pour chaque zone et chaque <text:tab/><text:span text:style-name="T85">sonde</text:span> associé<text:span text:style-name="T86">e</text:span> à celle-ci, saisir les données qu’il attend compris entre <text:span text:style-name="T57">deux</text:span> <text:tab/>date<text:span text:style-name="T59">s</text:span> <text:span text:style-name="T58">composées</text:span> de l’année, du mois, du jour, de l’heure, des minutes et des <text:tab/>secondes.</text:p>
      <text:p text:style-name="P25"><text:tab/>Il aura aussi la possibilité de renseigner une marge pour la valeur renseigné<text:span text:style-name="T60">e</text:span></text:p>
      <text:p text:style-name="P26"><text:tab/></text:p>
      <text:p text:style-name="P26"><text:tab/>Dans la même page, il y <text:span text:style-name="T62">sera</text:span> affich<text:span text:style-name="T61">é</text:span> un graphique composé de 3 courbes , une <text:tab/>pour la marge supérieur<text:span text:style-name="T63">e</text:span> , une pour la marge inférieur<text:span text:style-name="T63">e</text:span> et une pour la valeur <text:tab/>attendue, permettant ainsi de représenter graphiquement les valeurs saisies par <text:tab/>l’utilisateur.</text:p>
      <text:p text:style-name="P17"/>
      <text:p text:style-name="P17"><text:tab/><text:span text:style-name="T29">Grâce à une barre glissante ( slider ) l’utilisateur pourra se déplacer dans le <text:tab/>graphique, il aura aussi l’occasion de grossir ou de réduire la plage de temps du <text:tab/>graphique</text:span></text:p>
      <text:p text:style-name="P59"/>
      <text:p text:style-name="P45"><text:span text:style-name="T2"><text:tab/></text:span><text:span text:style-name="T22">D/ Analyse</text:span></text:p>
      <text:p text:style-name="P7"><text:s/></text:p>
      <text:p text:style-name="P42"><text:span text:style-name="T1"><text:tab/><text:tab/></text:span><text:span text:style-name="T5">C’est le cœur du logiciel, </text:span><text:span text:style-name="T6">dans cette partie l’utilisateur pourra analyser <text:tab/>les données reçu</text:span><text:span text:style-name="T11">es</text:span><text:span text:style-name="T6"> par rapport aux données attendues. Le graphique sera le <text:tab/>même que dans la partie gestion, avec une courbe en plus, celle des données <text:tab/>reçu</text:span><text:span text:style-name="T12">es</text:span><text:span text:style-name="T6">.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8"><text:soft-page-break/><text:span text:style-name="T6">I</text:span><text:span text:style-name="T1">I</text:span><text:span text:style-name="T7">I</text:span><text:span text:style-name="T1">/ Persistance des données</text:span></text:p>
      <text:p text:style-name="P40"/>
      <text:p text:style-name="P12">La conception d’une base de donnée<text:span text:style-name="T64">s</text:span> doit être réalis<text:span text:style-name="T65">ée</text:span> dans le but de garder en mémoire les données de l’utilisateur et des <text:span text:style-name="T87">sondes</text:span>.</text:p>
      <text:p text:style-name="P61"/>
      <text:p text:style-name="P41">Les règles de gestion de cette base de donnée<text:span text:style-name="T66">s</text:span> sont : </text:p>
      <text:p text:style-name="P35"/>
      <text:p text:style-name="P35">- Une espèce végétale peu<text:span text:style-name="T67">t-</text:span>être l’espèce de plusieurs végétaux <text:span text:style-name="T34">et u</text:span>n végétal appartient <text:span text:style-name="T68">à</text:span> une seule espèce</text:p>
      <text:p text:style-name="P35"/>
      <text:p text:style-name="P35">- <text:span text:style-name="T34">U</text:span>ne zone contient plusieurs végétaux, ou n'en contient pas <text:span text:style-name="T34">et un végétal peut-être dans plusieurs zones.</text:span></text:p>
      <text:p text:style-name="P35"/>
      <text:p text:style-name="P35">- Une zone <text:span text:style-name="T35">historise plusieurs données et une donnée historisée appartient à une zone.</text:span></text:p>
      <text:p text:style-name="P35"/>
      <text:p text:style-name="P35">- <text:span text:style-name="T35">Une zone attend plusieurs données et une donnée attendu appartient à une zone.</text:span></text:p>
      <text:p text:style-name="P36"/>
      <text:p text:style-name="P35">- Une alerte <text:span text:style-name="T36">se déroule dans une zone et u</text:span>ne zone peux avoir plusieurs alertes <text:span text:style-name="T36">ou aucune</text:span>.</text:p>
      <text:p text:style-name="P35"/>
      <text:p text:style-name="P35">- Une alerte <text:span text:style-name="T36">n’est due qu’à un seul</text:span> type d'alerte <text:span text:style-name="T37">et u</text:span>n type d'alerte peut concerner plusieurs alerte<text:span text:style-name="T69">s</text:span>.</text:p>
      <text:p text:style-name="P35"/>
      <text:p text:style-name="P35">- <text:span text:style-name="T36">Une sonde peut-être concerné par plusieurs types d’alerte et un type d’alerte est concerné par une sonde.</text:span></text:p>
      <text:p text:style-name="P35"/>
      <text:p text:style-name="P35">- <text:span text:style-name="T38">Une zone peut correspondre à plusieurs types d’alerte et un type d’alerte correspond à une zone.</text:span></text:p>
      <text:p text:style-name="P35"/>
      <text:p text:style-name="P35">- Une alerte envoie un message à potentiellement plusieurs personnes responsables <text:span text:style-name="T39">et u</text:span>ne personne responsable peu<text:span text:style-name="T70">t-être concerner par </text:span>plusieurs alertes.</text:p>
      <text:p text:style-name="P35"/>
      <text:p text:style-name="P35">- Une personne responsable peu<text:span text:style-name="T71">t-être responsable de plusieurs zones et une zone possède plusieurs personnes responsables.</text:span></text:p>
      <text:p text:style-name="P35"/>
      <text:p text:style-name="P35"/>
      <text:p text:style-name="P64">- <text:span text:style-name="T90">Une sonde</text:span> peu<text:span text:style-name="T72">t</text:span> concerner plusieurs donnée<text:span text:style-name="T72">s</text:span> reçu<text:span text:style-name="T72">es</text:span> <text:span text:style-name="T33">et u</text:span>ne donnée reçu appartient à un<text:span text:style-name="T90">e</text:span> seul<text:span text:style-name="T90">e</text:span> <text:span text:style-name="T90">sonde</text:span> à une date donnée</text:p>
      <text:p text:style-name="P35"/>
      <text:p text:style-name="P63">- Un<text:span text:style-name="T90">e</text:span> <text:span text:style-name="T36">sonde</text:span> peu<text:span text:style-name="T72">t</text:span> concerner plusieurs donnée<text:span text:style-name="T72">s</text:span> attendu<text:span text:style-name="T72">es</text:span> <text:span text:style-name="T33">et u</text:span>ne donnée attendu appartient à un<text:span text:style-name="T91">e</text:span> seul<text:span text:style-name="T91">e</text:span> <text:span text:style-name="T91">sonde</text:span> à une date donnée</text:p>
      <text:p text:style-name="P21"/>
      <text:p text:style-name="P21"/>
      <text:p text:style-name="P21"/>
      <text:p text:style-name="P21"/>
      <text:p text:style-name="P39"><text:soft-page-break/>IV/ Générations aléatoire des données des <text:span text:style-name="T88">sondes</text:span> <text:span text:style-name="T48">par zone</text:span> </text:p>
      <text:p text:style-name="P21"/>
      <text:p text:style-name="P21"><text:tab/><text:span text:style-name="T49">Pour tester le dispositif en situation réelle une génération aléatoire des données sera effectuée, avec possibilité de définir un compte à rebours pour le déclenchement de données anormales.</text:span></text:p>
      <text:p text:style-name="P34">Pour cela un programme complètement indépendant sera fait. Il remplira alors la base de données ( <text:span text:style-name="T73">l</text:span>a table concernant les données reçu<text:span text:style-name="T50">es</text:span> ). <text:s/></text:p>
      <text:p text:style-name="P21"/>
      <text:p text:style-name="P52">V / Gestion du temps</text:p>
      <text:p text:style-name="P38"/>
      <text:p text:style-name="P27"><text:tab/>Dû à un temps de conception / développement très court ( 3 semaines ) <text:span text:style-name="T74">ett un manque de main d’œuvre ( une personne ). </text:span></text:p>
      <text:p text:style-name="P28"/>
      <text:p text:style-name="P29">La gestion du projet c’est fait de manière à maximiser le temps réservé pour le développement du projet (interface et liaison avec la base de donnée ), et minimiser le temps de réflexion ( conception logiciel ).</text:p>
      <text:p text:style-name="P28"/>
      <text:p text:style-name="P29">En effet, le développement du projet <text:span text:style-name="T75">a</text:span> amené des questions sur les fonctionnalités</text:p>
      <text:p text:style-name="P30">du logiciel. </text:p>
      <text:p text:style-name="P30"/>
      <text:p text:style-name="P30"><text:span text:style-name="T45">La conception finale de chaque module du logiciel c’est faite au fur et à mesure de la production du logiciel , lors de l’ajout des fonctionnalités</text:span>.</text:p>
      <text:p text:style-name="P31"/>
      <text:p text:style-name="P31">Une première production du <text:span text:style-name="T46">cahier</text:span> des charges, <text:span text:style-name="T41">conception de la base de données</text:span> <text:span text:style-name="T42">et logiciel </text:span>c’est faite le premier jour du projet. <text:span text:style-name="T41">Et par la suite vont évoluer jusqu’à identifier tous les besoins réalisables et nécessaires pour le projet.</text:span></text:p>
      <text:p text:style-name="P33"/>
      <text:p text:style-name="P32">Le<text:span text:style-name="T76">s</text:span> jeux de test s’effectuer<text:span text:style-name="T77">ont</text:span> à la fin du projet, <text:span text:style-name="T44">par manque de temps aucun test unitaire sur la base de donnée ne sera effectué , ceux-ci seront validés lors du test des fonctionnalités de l’interface graphique</text:span>.</text:p>
      <text:p text:style-name="P32"/>
      <text:p text:style-name="P32">Cela consistera <text:span text:style-name="T78">à</text:span> test<text:span text:style-name="T43">er point à points toutes les fonctionnalités du logiciel afin de s’assurer que celui-ci fonctionne bi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3T04:47:39.005576628</meta:creation-date>
    <dc:date>2017-04-14T19:57:05.515454699</dc:date>
    <meta:editing-duration>PT2H57M48S</meta:editing-duration>
    <meta:editing-cycles>209</meta:editing-cycles>
    <meta:generator>LibreOffice/5.1.6.2$Linux_X86_64 LibreOffice_project/10m0$Build-2</meta:generator>
    <meta:document-statistic meta:table-count="0" meta:image-count="0" meta:object-count="0" meta:page-count="6" meta:paragraph-count="77" meta:word-count="984" meta:character-count="6040" meta:non-whitespace-character-count="5036"/>
  </office:meta>
</office:document-meta>
</file>